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d56" officeooo:paragraph-rsid="00134d5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4d56" officeooo:paragraph-rsid="00134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42ca" officeooo:paragraph-rsid="001542ca" style:font-weight-asian="bold" style:font-weight-complex="bold"/>
    </style:style>
    <style:style style:name="P4" style:family="paragraph" style:parent-style-name="Standard">
      <style:text-properties officeooo:rsid="0013d00d" officeooo:paragraph-rsid="0013d00d"/>
    </style:style>
    <style:style style:name="P5" style:family="paragraph" style:parent-style-name="Standard">
      <style:text-properties officeooo:rsid="0016e79f" officeooo:paragraph-rsid="0016e79f"/>
    </style:style>
    <style:style style:name="P6" style:family="paragraph" style:parent-style-name="Standard">
      <style:text-properties officeooo:rsid="0016faf9" officeooo:paragraph-rsid="0016faf9"/>
    </style:style>
    <style:style style:name="P7" style:family="paragraph" style:parent-style-name="Standard">
      <style:text-properties style:text-underline-style="solid" style:text-underline-width="auto" style:text-underline-color="font-color" officeooo:rsid="0016faf9" officeooo:paragraph-rsid="0016faf9"/>
    </style:style>
    <style:style style:name="P8" style:family="paragraph" style:parent-style-name="Standard">
      <style:text-properties officeooo:rsid="00170ca7" officeooo:paragraph-rsid="00170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Git and Github</text:p>
      <text:p text:style-name="Standard"/>
      <text:p text:style-name="P6">git config –global user.name “Thilina Kasun”</text:p>
      <text:p text:style-name="P6">git config -global user.email “thilina.kasun@revocaresolutions.com”</text:p>
      <text:p text:style-name="P6"/>
      <text:p text:style-name="Standard"/>
      <text:p text:style-name="P1">Folder creation – mkdir</text:p>
      <text:p text:style-name="P1">change directory – cd</text:p>
      <text:p text:style-name="P1"/>
      <text:p text:style-name="P8">mkdir folder name - create a folder </text:p>
      <text:p text:style-name="P8">cd./folder name – to open a folder</text:p>
      <text:p text:style-name="P8"/>
      <text:p text:style-name="P1"/>
      <text:p text:style-name="P1">code. - To open vs code </text:p>
      <text:p text:style-name="P1">ls – la - To check a file</text:p>
      <text:p text:style-name="P1">git-status - To check git status </text:p>
      <text:p text:style-name="P1">git-in <text:s/>- Track, identifying, initiating – <text:s/>(Initialize a empty git repository in C, created a hidden file automatically </text:p>
      <text:p text:style-name="P1">git add file name – to commit the file, save tracking</text:p>
      <text:p text:style-name="P1"/>
      <text:p text:style-name="P1">git add –all – to add all files </text:p>
      <text:p text:style-name="P1"/>
      <text:p text:style-name="P1">git commit -m write description – to add a description</text:p>
      <text:p text:style-name="P1"/>
      <text:p text:style-name="P1">git log – to check description</text:p>
      <text:p text:style-name="P1"/>
      <text:p text:style-name="P2">Branch and Branch merge</text:p>
      <text:p text:style-name="P1"/>
      <text:p text:style-name="P1">code. - master branch</text:p>
      <text:p text:style-name="P4">git branch branch name</text:p>
      <text:p text:style-name="P4"/>
      <text:p text:style-name="P4">git branches – to check available branches</text:p>
      <text:p text:style-name="P4">git checkout test – to switch in to test branch (test is a branch name)</text:p>
      <text:p text:style-name="P4">git checkout master – to switch master branches</text:p>
      <text:p text:style-name="P4">git checkout -btest1 – to moved to new branch test1</text:p>
      <text:p text:style-name="P4">git branch -dtest1 – to delete test1 branch</text:p>
      <text:p text:style-name="P4"/>
      <text:p text:style-name="P4"/>
      <text:p text:style-name="P3">To merge branched to main branch</text:p>
      <text:p text:style-name="P5">1. Switch to the master branch – git checkout master</text:p>
      <text:p text:style-name="P5">2. To merge relevant branch – git merge test (It will be automatically commit)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1:54:28.417169947</meta:creation-date>
    <meta:editing-duration>PT55S</meta:editing-duration>
    <meta:editing-cycles>2</meta:editing-cycles>
    <meta:generator>LibreOffice/7.3.7.2$Linux_X86_64 LibreOffice_project/30$Build-2</meta:generator>
    <dc:date>2023-03-28T11:55:20.226317775</dc:date>
    <meta:document-statistic meta:table-count="0" meta:image-count="0" meta:object-count="0" meta:page-count="1" meta:paragraph-count="26" meta:word-count="183" meta:character-count="1094" meta:non-whitespace-character-count="913"/>
  </office:meta>
</office:document-meta>
</file>